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60000000584C13EF6F.png"/>
  <manifest:file-entry manifest:media-type="image/png" manifest:full-path="Pictures/10000000000000600000005829D0F6D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draw:stroke="none" draw:fill="none" draw:fill-color="#ffffff" draw:textarea-horizontal-align="justify" draw:textarea-vertical-align="top" draw:auto-grow-height="true" fo:padding-top="0.147cm" fo:padding-bottom="0.13cm" fo:padding-left="0.25cm" fo:padding-right="0.25cm" fo:wrap-option="no-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003cm" fo:min-width="0cm" fo:padding-top="0.159cm" fo:padding-bottom="0.13cm" fo:padding-left="0.25cm" fo:padding-right="0.25cm" fo:wrap-option="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613cm" fo:min-width="0cm" fo:padding-top="0.147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428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12cm" fo:min-width="0cm" fo:padding-top="0.159cm" fo:padding-bottom="0.13cm" fo:padding-left="0.2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131cm" fo:min-width="0cm" fo:padding-top="0.159cm" fo:padding-bottom="0.13cm" fo:padding-left="0.25cm" fo:padding-right="0.25cm" fo:wrap-option="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22cm" fo:min-width="0cm" fo:padding-top="0.159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284cm" fo:min-width="0cm" fo:padding-top="0.159cm" fo:padding-bottom="0.13cm" fo:padding-left="0.25cm" fo:padding-right="0.25cm" fo:wrap-option="wrap" draw:shadow="hidden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173cm" fo:min-width="0cm" fo:padding-top="0.159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fo:min-height="13.42cm" draw:shadow="hidden" draw:shadow-color="#808080"/>
    </style:style>
    <style:style style:name="P1" style:family="paragraph">
      <style:paragraph-properties fo:margin-left="0cm" fo:margin-right="0cm" fo:line-height="98%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margin-top="0.035cm" fo:margin-bottom="0cm" fo:line-height="98%" fo:text-indent="-0.952cm" style:punctuation-wrap="hanging" style:line-break="strict"/>
    </style:style>
    <style:style style:name="P4" style:family="paragraph">
      <style:paragraph-properties fo:margin-left="0.952cm" fo:margin-right="0cm" fo:margin-top="0.035cm" fo:margin-bottom="0cm" fo:line-height="97%" fo:text-indent="-0.952cm" style:punctuation-wrap="hanging" style:line-break="strict"/>
    </style:style>
    <style:style style:name="P5" style:family="paragraph">
      <style:paragraph-properties fo:margin-left="0cm" fo:margin-right="0cm" fo:line-height="98%" fo:text-indent="0cm" style:line-break="strict"/>
    </style:style>
    <style:style style:name="P6" style:family="paragraph">
      <style:paragraph-properties fo:margin-left="0cm" fo:margin-right="0cm" fo:margin-top="0.246cm" fo:margin-bottom="0cm" fo:line-height="98%" fo:text-indent="0cm" style:punctuation-wrap="hanging" style:line-break="strict"/>
    </style:style>
    <style:style style:name="P7" style:family="paragraph">
      <style:paragraph-properties fo:margin-left="0cm" fo:margin-right="0cm" fo:margin-top="0.246cm" fo:margin-bottom="0cm" fo:line-height="97%" fo:text-indent="0cm" style:punctuation-wrap="hanging" style:line-break="strict"/>
    </style:style>
    <style:style style:name="P8" style:family="paragraph">
      <style:paragraph-properties fo:margin-left="0cm" fo:margin-right="0cm" fo:margin-top="0.211cm" fo:margin-bottom="0cm" fo:line-height="97%" fo:text-indent="0cm" style:punctuation-wrap="hanging" style:line-break="strict"/>
    </style:style>
    <style:style style:name="P9" style:family="paragraph">
      <style:paragraph-properties fo:margin-left="0.948cm" fo:margin-right="0cm" fo:margin-top="0.246cm" fo:margin-bottom="0cm" fo:line-height="97%" fo:text-indent="-0.948cm" style:punctuation-wrap="hanging" style:line-break="strict"/>
    </style:style>
    <style:style style:name="P10" style:family="paragraph">
      <style:paragraph-properties fo:margin-left="0cm" fo:margin-right="0cm" fo:line-height="98%" fo:text-align="center" fo:text-indent="0cm" style:punctuation-wrap="hanging" style:line-break="strict"/>
    </style:style>
    <style:style style:name="P11" style:family="paragraph">
      <style:paragraph-properties fo:margin-left="0.948cm" fo:margin-right="0cm" fo:margin-top="0.246cm" fo:margin-bottom="0cm" fo:line-height="98%" fo:text-align="center" fo:text-indent="-0.948cm" style:punctuation-wrap="hanging" style:line-break="strict"/>
    </style:style>
    <style:style style:name="P12" style:family="paragraph">
      <style:paragraph-properties fo:margin-left="0.948cm" fo:margin-right="0cm" fo:margin-top="0.246cm" fo:margin-bottom="0cm" fo:line-height="97%" fo:text-align="center" fo:text-indent="-0.948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97%" fo:text-indent="0cm" style:punctuation-wrap="hanging" style:line-break="strict"/>
    </style:style>
    <style:style style:name="P14" style:family="paragraph">
      <style:paragraph-properties fo:margin-left="3.17cm" fo:margin-right="0cm" fo:margin-top="0.176cm" fo:margin-bottom="0cm" fo:line-height="97%" fo:text-indent="-0.63cm" style:punctuation-wrap="hanging" style:line-break="strict"/>
    </style:style>
    <style:style style:name="P15" style:family="paragraph">
      <style:paragraph-properties fo:margin-left="0cm" fo:margin-right="0cm" fo:margin-top="0.246cm" fo:margin-bottom="0cm" fo:line-height="97%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6.991cm"/>
          <style:tab-stop style:position="28.261cm"/>
        </style:tab-stops>
      </style:paragraph-properties>
    </style:style>
    <style:style style:name="P16" style:family="paragraph">
      <style:paragraph-properties fo:margin-left="0cm" fo:margin-right="0cm" fo:margin-top="0.158cm" fo:margin-bottom="0cm" fo:line-height="97%" fo:text-indent="0cm" style:punctuation-wrap="hanging" style:line-break="strict"/>
    </style:style>
    <style:style style:name="P17" style:family="paragraph">
      <style:paragraph-properties fo:margin-left="5.71cm" fo:margin-right="0cm" fo:margin-top="0.158cm" fo:margin-bottom="0cm" fo:line-height="97%" fo:text-indent="-0.63cm" style:punctuation-wrap="hanging" style:line-break="strict"/>
    </style:style>
    <style:style style:name="T1" style:family="text">
      <style:text-properties fo:color="#777777"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color="#777777" fo:font-family="Tahoma" style:font-family-generic="swiss" style:font-pitch="variable" fo:font-size="16pt" fo:language="en" fo:country="US" style:font-size-asian="16pt" style:font-size-complex="16pt"/>
    </style:style>
    <style:style style:name="T5" style:family="text">
      <style:text-properties fo:color="#ccccff" fo:language="en" fo:country="US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">
        <style:list-level-properties text:min-label-width="0.948cm"/>
        <style:text-properties fo:font-family="Webdings" style:font-family-generic="roman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">
        <style:list-level-properties text:space-before="1.27cm" text:min-label-width="0.789cm"/>
        <style:text-properties fo:font-family="Webdings" style:font-family-generic="roman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">
        <style:list-level-properties text:space-before="2.54cm" text:min-label-width="0.63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16.298cm" svg:height="5.292cm" svg:x="9.102cm" svg:y="2.116cm" presentation:class="title" presentation:user-transformed="true">
          <draw:text-box>
            <text:p text:style-name="P1"><text:span text:style-name="T1">Agile Open Security</text:span></text:p>
          </draw:text-box>
        </draw:frame>
        <draw:frame presentation:style-name="pr2" draw:text-style-name="P2" draw:layer="layout" svg:width="10.372cm" svg:height="3.89cm" svg:x="12.065cm" svg:y="9.057cm" presentation:class="subtitle" presentation:user-transformed="true">
          <draw:text-box>
            <text:p text:style-name="P3"><text:span text:style-name="T2">Carlos Pantelides</text:span></text:p>
            <text:p text:style-name="P4"><text:span text:style-name="T2"/></text:p>
            <text:p text:style-name="P4"><text:span text:style-name="T2"/></text:p>
            <text:p text:style-name="P4"><text:span text:style-name="T3">carlos_pantelides@yahoo.com</text:span></text:p>
            <text:p text:style-name="P4"><text:span text:style-name="T3"/></text:p>
          </draw:text-box>
        </draw:frame>
        <draw:custom-shape draw:style-name="gr1" draw:text-style-name="P2" draw:layer="layout" svg:width="3.762cm" svg:height="0.94cm" svg:x="4.507cm" svg:y="13.335cm">
          <text:p text:style-name="P5"><text:span text:style-name="T4">2010/10/1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2" draw:layer="layout" svg:width="22.86cm" svg:height="2.201cm" svg:x="1.27cm" svg:y="0.763cm" presentation:class="title" presentation:user-transformed="true">
          <draw:text-box>
            <text:p text:style-name="P1"><text:span text:style-name="T3">Agile Open Security</text:span></text:p>
          </draw:text-box>
        </draw:frame>
        <draw:frame presentation:style-name="pr5" draw:text-style-name="P2" draw:layer="layout" svg:width="22.86cm" svg:height="13.419cm" svg:x="1.27cm" svg:y="3.597cm" presentation:class="outline" presentation:user-transformed="true">
          <draw:text-box>
            <text:list text:style-name="L3">
              <text:list-item>
                <text:p text:style-name="P6"><text:span text:style-name="T3">Es un evento de la comunidad ágil.</text:span></text:p>
              </text:list-item>
              <text:list-item>
                <text:p text:style-name="P7"><text:span text:style-name="T3">Orientado a la integración con la seguridad.</text:span></text:p>
              </text:list-item>
              <text:list-item>
                <text:p text:style-name="P7"><text:span text:style-name="T3">Puede ser el comienzo de una fructífera relación.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Mayor atención a la seguridad.</text:span></text:p>
                  </text:list-item>
                  <text:list-item>
                    <text:p text:style-name="P8"><text:span text:style-name="T3">Aplicación de metologías ágiles a la seguridad.</text:span></text:p>
                  </text:list-item>
                  <text:list-item>
                    <text:p text:style-name="P8"><text:span text:style-name="T3">Utilización del formato Open Space.</text:span></text:p>
                  </text:list-item>
                </text:list>
              </text:list-item>
            </text:list>
            <text:p text:style-name="P9"><text:span text:style-name="T1"/></text:p>
            <text:p text:style-name="P9"><text:span text:style-name="T1"/></text:p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7" draw:text-style-name="P2" draw:layer="layout" svg:width="22.86cm" svg:height="2.211cm" svg:x="1.27cm" svg:y="0.758cm" presentation:class="title" presentation:user-transformed="true">
          <draw:text-box>
            <text:p text:style-name="P1"><text:span text:style-name="T3">Open Space Format</text:span></text:p>
          </draw:text-box>
        </draw:frame>
        <draw:frame presentation:style-name="pr5" draw:text-style-name="P2" draw:layer="layout" svg:width="22.86cm" svg:height="13.419cm" svg:x="1.27cm" svg:y="3.597cm" presentation:class="outline" presentation:user-transformed="true">
          <draw:text-box>
            <text:list text:style-name="L3">
              <text:list-item>
                <text:p text:style-name="P6"><text:span text:style-name="T3">Se proponen temas.</text:span></text:p>
              </text:list-item>
              <text:list-item>
                <text:p text:style-name="P7"><text:span text:style-name="T3">Se arma una agenda con ellos.</text:span></text:p>
              </text:list-item>
              <text:list-item>
                <text:p text:style-name="P7"><text:span text:style-name="T3">Dialogo colectivo.</text:span></text:p>
              </text:list-item>
              <text:list-item>
                <text:p text:style-name="P7"><text:span text:style-name="T3">El que propone tema, coordina.</text:span></text:p>
              </text:list-item>
              <text:list-item>
                <text:p text:style-name="P7"><text:span text:style-name="T3">Libre circulación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7" draw:text-style-name="P2" draw:layer="layout" svg:width="22.86cm" svg:height="2.211cm" svg:x="1.27cm" svg:y="0.758cm" presentation:class="title" presentation:user-transformed="true">
          <draw:text-box>
            <text:p text:style-name="P10"><text:span text:style-name="T3">Coordenadas</text:span></text:p>
          </draw:text-box>
        </draw:frame>
        <draw:frame presentation:style-name="pr8" draw:text-style-name="P2" draw:layer="layout" svg:width="22.86cm" svg:height="12.572cm" svg:x="1.27cm" svg:y="3.598cm" presentation:class="outline" presentation:user-transformed="true">
          <draw:text-box>
            <text:p text:style-name="P11"><text:span text:style-name="T3">Viernes 12 de Noviembre de 2010</text:span></text:p>
            <text:p text:style-name="P12"><text:span text:style-name="T3"/></text:p>
            <text:p text:style-name="P12"><text:span text:style-name="T3">14:45 puntual (hasta 20:00)</text:span></text:p>
            <text:p text:style-name="P12"><text:span text:style-name="T3"/></text:p>
            <text:p text:style-name="P12"><text:span text:style-name="T3">Comedor de Teracode</text:span></text:p>
            <text:p text:style-name="P12"><text:span text:style-name="T3"/></text:p>
            <text:p text:style-name="P12"><text:span text:style-name="T3">Corrientes 410 piso 4</text:span></text:p>
          </draw:text-box>
        </draw:frame>
        <presentation:notes draw:style-name="dp2">
          <draw:page-thumbnail draw:layer="layout" svg:width="12.7cm" svg:height="9.525cm" svg:x="3.175cm" svg:y="1.905cm" draw:page-number="4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9" draw:text-style-name="P2" draw:layer="layout" svg:width="22.86cm" svg:height="2.462cm" svg:x="1.27cm" svg:y="0.634cm" presentation:class="title" presentation:user-transformed="true">
          <draw:text-box>
            <text:p text:style-name="P1"><text:span text:style-name="T3">Links</text:span></text:p>
          </draw:text-box>
        </draw:frame>
        <draw:frame presentation:style-name="pr5" draw:text-style-name="P2" draw:layer="layout" svg:width="22.86cm" svg:height="13.419cm" svg:x="1.27cm" svg:y="3.597cm" presentation:class="outline" presentation:user-transformed="true">
          <draw:text-box>
            <text:list text:style-name="L3">
              <text:list-item>
                <text:p text:style-name="P6"><text:span text:style-name="T3">http://www.agiles.org/agile-open-tour/agile-open-buenos-aires-2010---seguridad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3">Open Space</text:span></text:p>
                      </text:list-item>
                      <text:list-item>
                        <text:p text:style-name="P13"><text:span text:style-name="T3">Ver sesiones propuestas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3"/></text:p>
            <text:p text:style-name="P14"><text:span text:style-name="T3"/></text:p>
            <text:list text:style-name="L3">
              <text:list-item>
                <text:p text:style-name="P15"><text:span text:style-name="T5"><text:a xlink:href="http://www.agiles.org/">http://www.agiles.org</text:a></text:span><text:span text:style-name="T3"><text:tab/>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3">Próximos evento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3">Agile Open BsAs Segurida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><text:span text:style-name="T3"/></text:p>
            <text:p text:style-name="P9"><text:span text:style-name="T3"/></text:p>
          </draw:text-box>
        </draw:frame>
        <presentation:notes draw:style-name="dp2">
          <draw:page-thumbnail draw:layer="layout" svg:width="12.7cm" svg:height="9.525cm" svg:x="3.175cm" svg:y="1.905cm" draw:page-number="5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7" draw:text-style-name="P2" draw:layer="layout" svg:width="22.86cm" svg:height="2.211cm" svg:x="1.27cm" svg:y="0.758cm" presentation:class="title" presentation:user-transformed="true">
          <draw:text-box>
            <text:p text:style-name="P1"><text:span text:style-name="T3">Feedback y preguntas</text:span></text:p>
          </draw:text-box>
        </draw:frame>
        <draw:frame presentation:style-name="pr10" draw:layer="layout" svg:width="22.86cm" svg:height="13.67cm" svg:x="1.27cm" svg:y="3.597cm" presentation:class="outline" presentation:placeholder="true" presentation:user-transformed="true">
          <draw:text-box/>
        </draw:frame>
        <presentation:notes draw:style-name="dp2">
          <draw:page-thumbnail draw:layer="layout" svg:width="12.7cm" svg:height="9.525cm" svg:x="3.175cm" svg:y="1.905cm" draw:page-number="6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0000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59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97%" fo:text-align="start" fo:text-indent="-0.952cm" style:punctuation-wrap="hanging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11cm" fo:margin-bottom="0cm" fo:line-height="97%" fo:text-align="start" fo:text-indent="-0.793cm" style:punctuation-wrap="hanging" style:line-break="strict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97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97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97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97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97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97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97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035cm" fo:margin-bottom="0cm" fo:line-height="97%" fo:text-align="start" fo:text-indent="-0.952cm" style:punctuation-wrap="hanging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969696" style:text-outline="false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 draw:fit-to-size="shrink-to-fit" fo:padding-top="0.029cm" fo:padding-bottom="0cm" fo:padding-left="0cm" fo:padding-right="0cm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97%" fo:text-align="start" fo:text-indent="-0.952cm" style:punctuation-wrap="hanging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11cm" fo:margin-bottom="0cm" fo:line-height="97%" fo:text-align="start" fo:text-indent="-0.793cm" style:punctuation-wrap="hanging" style:line-break="strict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97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97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97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97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97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97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97%" fo:text-align="start" fo:text-indent="-0.635cm" style:punctuation-wrap="hanging" style:line-break="strict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035cm" fo:margin-bottom="0cm" fo:line-height="97%" fo:text-align="start" fo:text-indent="-0.952cm" style:punctuation-wrap="hanging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969696" style:text-outline="false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3366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none" draw:fill-color="#ffffff" draw:textarea-horizontal-align="justify" draw:textarea-vertical-align="top" draw:auto-grow-height="true" fo:padding-top="0.145cm" fo:padding-bottom="0.13cm" fo:padding-left="0.25cm" fo:padding-right="0.25cm" fo:wrap-option="wrap" draw:shadow="hidden"/>
    </style:style>
    <style:style style:name="Mgr6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>
      <style:graphic-properties draw:stroke="none" draw:fill="solid" draw:fill-color="#eaeaea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>
      <style:graphic-properties draw:stroke="none" draw:fill="none" draw:fill-color="#ffffff" draw:textarea-horizontal-align="justify" draw:textarea-vertical-align="top" draw:auto-grow-height="true" fo:padding-top="0.141cm" fo:padding-bottom="0.13cm" fo:padding-left="0.25cm" fo:padding-right="0.25cm" fo:wrap-option="wrap" draw:shadow="hidden"/>
    </style:style>
    <style:style style:name="Mgr10" style:family="graphic">
      <style:graphic-properties draw:stroke="none" draw:fill="solid" draw:fill-color="#77777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>
      <style:graphic-properties draw:stroke="none" draw:fill="solid" draw:fill-color="#003399" draw:opacity="59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2" style:family="graphic">
      <style:graphic-properties draw:stroke="none" draw:fill="gradient" draw:fill-color="#000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3" style:family="graphic">
      <style:graphic-properties draw:stroke="none" draw:fill="solid" draw:fill-color="#339933" draw:opacity="71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4" style:family="graphic">
      <style:graphic-properties draw:stroke="none" draw:fill="solid" draw:fill-color="#003366" draw:opacity="6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5" style:family="graphic">
      <style:graphic-properties draw:stroke="none" draw:fill="none" draw:fill-color="#ffffff" draw:textarea-horizontal-align="justify" draw:textarea-vertical-align="top" draw:auto-grow-height="true" fo:padding-top="0.159cm" fo:padding-bottom="0.13cm" fo:padding-left="0.25cm" fo:padding-right="0.25cm" fo:wrap-option="wrap" draw:shadow="hidden"/>
    </style:style>
    <style:style style:name="Mgr16" style:family="graphic">
      <style:graphic-properties draw:stroke="none" draw:fill="solid" draw:fill-color="#339933" draw:opacity="33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7" style:family="graphic">
      <style:graphic-properties draw:stroke="none" draw:fill="none" draw:fill-color="#ffffff" draw:textarea-horizontal-align="justify" draw:textarea-vertical-align="top" draw:auto-grow-height="true" fo:padding-top="0.147cm" fo:padding-bottom="0.13cm" fo:padding-left="0.25cm" fo:padding-right="0.25cm" fo:wrap-option="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681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line-height="98%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98%" fo:text-align="end" fo:text-indent="0cm" style:line-break="stric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P10" style:family="paragraph">
      <style:paragraph-properties fo:margin-left="0cm" fo:margin-right="0cm" fo:line-height="98%" fo:text-indent="0cm" style:line-break="strict"/>
    </style:style>
    <style:style style:name="MP11" style:family="paragraph">
      <style:paragraph-properties fo:margin-left="0cm" fo:margin-right="0cm" fo:line-height="97%" fo:text-indent="0cm" style:line-break="strict"/>
    </style:style>
    <style:style style:name="MT1" style:family="text">
      <style:text-properties fo:color="#969696" fo:font-family="Tahoma" style:font-family-generic="swiss" style:font-pitch="variable" fo:font-size="10pt" fo:language="en" fo:country="US" fo:font-weight="bold" style:font-size-asian="10pt" style:font-weight-asian="bold" style:font-size-complex="10pt" style:font-weight-complex="bold"/>
    </style:style>
    <style:style style:name="MT2" style:family="text">
      <style:text-properties fo:color="#969696" fo:font-family="Tahoma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MT3" style:family="text">
      <style:text-properties fo:font-family="'Times New Roman'" style:font-family-generic="roman" style:font-pitch="variable" fo:font-size="12pt" fo:language="en" fo:country="US" style:font-size-asian="12pt" style:font-size-complex="12pt"/>
    </style:style>
    <style:style style:name="MT4" style:family="text">
      <style:text-properties fo:color="#969696" fo:font-family="Tahoma" style:font-family-generic="swiss" style:font-pitch="variable" fo:font-size="10pt" fo:language="en" fo:country="US" style:font-size-asian="10pt" style:font-size-complex="10pt"/>
    </style:style>
    <style:style style:name="MT5" style:family="text">
      <style:text-properties fo:color="#eaeaea" fo:font-family="Tahoma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MT6" style:family="text">
      <style:text-properties fo:color="#777777" fo:font-family="Tahoma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MT7" style:family="text">
      <style:text-properties fo:color="#eaeaea" fo:font-family="Tahoma" style:font-family-generic="swiss" style:font-pitch="variable" fo:font-size="16pt" fo:language="en" fo:country="US" style:text-underline-style="solid" style:text-underline-width="auto" style:text-underline-color="font-color" style:font-size-asian="16pt" style:font-size-complex="16pt"/>
    </style:style>
    <style:style style:name="MT8" style:family="text">
      <style:text-properties fo:color="#eaeaea" fo:font-family="Tahoma" style:font-family-generic="swiss" style:font-pitch="variable" fo:font-size="16pt" fo:language="en" fo:country="US" style:font-size-asian="16pt" style:font-size-complex="16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2.197cm" svg:x="1.27cm" svg:y="0.763cm" presentation:class="title" presentation:placeholder="true">
        <draw:text-box/>
      </draw:frame>
      <draw:frame presentation:style-name="Default-outline1" draw:layer="backgroundobjects" svg:width="22.856cm" svg:height="12.568cm" svg:x="1.27cm" svg:y="3.598cm" presentation:class="outline" presentation:placeholder="true">
        <draw:text-box/>
      </draw:frame>
      <draw:custom-shape draw:style-name="Mgr3" draw:text-style-name="MP3" draw:layer="backgroundobjects" svg:width="25.4cm" svg:height="0.423cm" svg:x="0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5.4cm" svg:height="0.424cm" svg:x="0cm" svg:y="18.644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1.058cm" svg:height="0.97cm" svg:x="22.437cm" svg:y="17.357cm">
        <draw:image xlink:href="Pictures/10000000000000600000005829D0F6DE.png" xlink:type="simple" xlink:show="embed" xlink:actuate="onLoad">
          <text:p/>
        </draw:image>
      </draw:frame>
      <draw:frame presentation:style-name="Mpr1" draw:text-style-name="MP5" draw:layer="backgroundobjects" svg:width="1.124cm" svg:height="0.68cm" svg:x="23.848cm" svg:y="17.523cm" presentation:class="page-number">
        <draw:text-box>
          <text:p text:style-name="MP5"><text:span text:style-name="MT1"><text:page-number>&lt;number&gt;</text:page-number></text:span></text:p>
        </draw:text-box>
      </draw:frame>
      <draw:custom-shape draw:style-name="Mgr5" draw:text-style-name="MP3" draw:layer="backgroundobjects" svg:width="6.633cm" svg:height="0.856cm" svg:x="15.804cm" svg:y="17.418cm">
        <text:p text:style-name="MP6"><text:span text:style-name="MT2">OWASP</text:span></text:p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6" draw:text-style-name="MP7" draw:layer="backgroundobjects" svg:width="19.05cm" svg:height="25.4cm" svg:x="0cm" svg:y="0cm">
          <text:p/>
        </draw:rect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8" draw:layer="backgroundobjects" svg:width="8.251cm" svg:height="1.267cm" svg:x="-0.001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3" draw:text-style-name="MP9" draw:layer="backgroundobjects" svg:width="8.25cm" svg:height="1.267cm" svg:x="10.791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  <draw:frame presentation:style-name="Mpr4" draw:text-style-name="MP8" draw:layer="backgroundobjects" svg:width="8.251cm" svg:height="1.266cm" svg:x="-0.001cm" svg:y="24.124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25cm" svg:height="1.266cm" svg:x="10.791cm" svg:y="24.124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custom-shape draw:style-name="Mgr8" draw:text-style-name="MP3" draw:layer="backgroundobjects" svg:width="21.378cm" svg:height="13.758cm" svg:x="4.022cm" svg:y="2.117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6.294cm" svg:height="5.288cm" svg:x="9.102cm" svg:y="2.116cm" presentation:class="title" presentation:placeholder="true">
        <draw:text-box/>
      </draw:frame>
      <draw:custom-shape draw:style-name="Mgr3" draw:text-style-name="MP3" draw:layer="backgroundobjects" svg:width="25.4cm" svg:height="1.693cm" svg:x="0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5.4cm" svg:height="3.193cm" svg:x="0cm" svg:y="15.875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3.81cm" svg:height="3.497cm" svg:x="4.657cm" svg:y="2.963cm">
        <draw:image xlink:href="Pictures/1000020000000060000000584C13EF6F.png" xlink:type="simple" xlink:show="embed" xlink:actuate="onLoad">
          <text:p/>
        </draw:image>
      </draw:frame>
      <draw:custom-shape draw:style-name="Mgr9" draw:text-style-name="MP3" draw:layer="backgroundobjects" svg:width="11.642cm" svg:height="1.506cm" svg:x="11.218cm" svg:y="14.349cm">
        <text:p text:style-name="MP10"><text:span text:style-name="MT4">Copyright © The OWASP Foundation</text:span></text:p>
        <text:p text:style-name="MP11"><text:span text:style-name="MT4">Permission is granted to copy, distribute and/or modify this document under the terms of the OWASP License.</text:span></text:p>
        <draw:enhanced-geometry svg:viewBox="0 0 21600 21600" draw:type="mso-spt202" draw:enhanced-path="M 0 0 L 21600 0 21600 21600 0 21600 0 0 Z N"/>
      </draw:custom-shape>
      <draw:custom-shape draw:style-name="Mgr10" draw:text-style-name="MP3" draw:layer="backgroundobjects" svg:width="25.4cm" svg:height="0.424cm" svg:x="0cm" svg:y="1.693cm">
        <text:p/>
        <draw:enhanced-geometry svg:viewBox="0 0 21600 21600" draw:type="rectangle" draw:enhanced-path="M 0 0 L 21600 0 21600 21600 0 21600 0 0 Z N"/>
      </draw:custom-shape>
      <draw:custom-shape draw:style-name="Mgr11" draw:text-style-name="MP3" draw:layer="backgroundobjects" svg:width="3.938cm" svg:height="10.389cm" svg:x="0.018cm" svg:y="2.099cm">
        <text:p/>
        <draw:enhanced-geometry svg:viewBox="0 0 21600 21600" draw:type="rectangle" draw:enhanced-path="M 0 0 L 21600 0 21600 21600 0 21600 0 0 Z N"/>
      </draw:custom-shape>
      <draw:custom-shape draw:style-name="Mgr12" draw:text-style-name="MP3" draw:layer="backgroundobjects" svg:width="3.938cm" svg:height="1.147cm" svg:x="0.018cm" svg:y="14.728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3.938cm" svg:height="1.57cm" svg:x="0.018cm" svg:y="13.458cm">
        <text:p/>
        <draw:enhanced-geometry svg:viewBox="0 0 21600 21600" draw:type="rectangle" draw:enhanced-path="M 0 0 L 21600 0 21600 21600 0 21600 0 0 Z N"/>
      </draw:custom-shape>
      <draw:custom-shape draw:style-name="Mgr14" draw:text-style-name="MP3" draw:layer="backgroundobjects" svg:width="3.938cm" svg:height="3.387cm" svg:x="0.018cm" svg:y="7.408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1.892cm" svg:height="3.387cm" svg:x="4.035cm" svg:y="7.408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1.892cm" svg:height="3.387cm" svg:x="6.028cm" svg:y="7.408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25.4cm" svg:height="0.075cm" svg:x="0cm" svg:y="7.338cm">
        <text:p/>
        <draw:enhanced-geometry svg:viewBox="0 0 21600 21600" draw:type="rectangle" draw:enhanced-path="M 0 0 L 21600 0 21600 21600 0 21600 0 0 Z N"/>
      </draw:custom-shape>
      <draw:custom-shape draw:style-name="Mgr15" draw:text-style-name="MP3" draw:layer="backgroundobjects" svg:width="13.335cm" svg:height="2.612cm" svg:x="11.218cm" svg:y="16.492cm">
        <text:p text:style-name="MP10"><text:span text:style-name="MT5">The OWASP Foundation</text:span></text:p>
        <draw:enhanced-geometry svg:viewBox="0 0 21600 21600" draw:type="mso-spt202" draw:enhanced-path="M 0 0 L 21600 0 21600 21600 0 21600 0 0 Z N"/>
      </draw:custom-shape>
      <draw:custom-shape draw:style-name="Mgr13" draw:text-style-name="MP3" draw:layer="backgroundobjects" svg:width="1.892cm" svg:height="3.387cm" svg:x="23.508cm" svg:y="7.408cm">
        <text:p/>
        <draw:enhanced-geometry svg:viewBox="0 0 21600 21600" draw:type="rectangle" draw:enhanced-path="M 0 0 L 21600 0 21600 21600 0 21600 0 0 Z N"/>
      </draw:custom-shape>
      <draw:custom-shape draw:style-name="Mgr16" draw:text-style-name="MP3" draw:layer="backgroundobjects" svg:width="2.858cm" svg:height="3.387cm" svg:x="7.514cm" svg:y="7.408cm">
        <text:p/>
        <draw:enhanced-geometry svg:viewBox="0 0 456 528" draw:type="non-primitive" draw:enhanced-path="M 0 0 L 0 528 192 528 452 260 456 1 0 0 Z N"/>
      </draw:custom-shape>
      <draw:custom-shape draw:style-name="Mgr16" draw:text-style-name="MP3" draw:layer="backgroundobjects" svg:width="2.858cm" svg:height="3.386cm" draw:transform="rotate (3.1415926535892) translate (23.372cm 10.799cm)">
        <text:p/>
        <draw:enhanced-geometry svg:viewBox="0 0 456 528" draw:type="non-primitive" draw:enhanced-path="M 0 0 L 0 528 192 528 452 260 456 1 0 0 Z N"/>
      </draw:custom-shape>
      <draw:custom-shape draw:style-name="Mgr15" draw:text-style-name="MP3" draw:layer="backgroundobjects" svg:width="7.409cm" svg:height="1.451cm" svg:x="4.233cm" svg:y="11.748cm">
        <text:p text:style-name="MP10"><text:span text:style-name="MT6">OWASP</text:span></text:p>
        <draw:enhanced-geometry svg:viewBox="0 0 21600 21600" draw:type="mso-spt202" draw:enhanced-path="M 0 0 L 21600 0 21600 21600 0 21600 0 0 Z N"/>
      </draw:custom-shape>
      <draw:custom-shape draw:style-name="Mgr17" draw:text-style-name="MP3" draw:layer="backgroundobjects" svg:width="13.335cm" svg:height="0.94cm" svg:x="11.218cm" svg:y="17.573cm">
        <text:p text:style-name="MP10"><text:span text:style-name="MT7">http://www.owasp.org</text:span><text:span text:style-name="MT8"> </text:span></text:p>
        <draw:enhanced-geometry svg:viewBox="0 0 21600 21600" draw:type="mso-spt202" draw:enhanced-path="M 0 0 L 21600 0 21600 21600 0 21600 0 0 Z N"/>
      </draw:custom-shape>
      <draw:frame presentation:style-name="Title1-outline1" draw:layer="backgroundobjects" svg:width="22.856cm" svg:height="12.568cm" svg:x="1.27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6" draw:text-style-name="MP7" draw:layer="backgroundobjects" svg:width="19.05cm" svg:height="25.4cm" svg:x="0cm" svg:y="0cm">
          <text:p/>
        </draw:rect>
        <draw:custom-shape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8" draw:layer="backgroundobjects" svg:width="8.251cm" svg:height="1.267cm" svg:x="-0.001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7" draw:text-style-name="MP9" draw:layer="backgroundobjects" svg:width="8.25cm" svg:height="1.267cm" svg:x="10.791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  <draw:frame presentation:style-name="Mpr8" draw:text-style-name="MP8" draw:layer="backgroundobjects" svg:width="8.251cm" svg:height="1.266cm" svg:x="-0.001cm" svg:y="24.124cm" presentation:class="footer">
          <draw:text-box>
            <text:p text:style-name="MP8"><text:span text:style-name="MT3"><presentation:footer/></text:span></text:p>
          </draw:text-box>
        </draw:frame>
        <draw:frame presentation:style-name="Mpr9" draw:text-style-name="MP9" draw:layer="backgroundobjects" svg:width="8.25cm" svg:height="1.266cm" svg:x="10.791cm" svg:y="24.124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OWASP Plan - Strawman</dc:title>
    <dc:subject>Application Security</dc:subject>
    <meta:keyword>Application Security</meta:keyword>
    <dc:description>http://www.owasp.org</dc:description>
    <meta:initial-creator>Jeff Williams</meta:initial-creator>
    <meta:creation-date>2005-03-04T15:51:41</meta:creation-date>
    <dc:date>2010-10-14T15:40:17</dc:date>
    <meta:editing-cycles>11</meta:editing-cycles>
    <meta:editing-duration>PT01H58M53S</meta:editing-duration>
    <meta:generator>OpenOffice.org/3.0$Linux OpenOffice.org_project/300m15$Build-9379</meta:generator>
    <meta:document-statistic meta:object-count="79"/>
  </office:meta>
</office:document-meta>
</file>